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euclid circular a" svg:font-family="'euclid circular a', Arial, 'Source Sans Pro', 'Helvetica Neue', Helvetica, Arial, sans-serif"/>
  </office:font-face-decls>
  <office:automatic-styles>
    <style:style style:name="P1" style:family="paragraph" style:parent-style-name="Heading_20_2">
      <style:text-properties fo:font-variant="normal" fo:text-transform="none" fo:color="#25265e" loext:opacity="100%" style:font-name="euclid circular a" fo:font-size="18pt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25265e" loext:opacity="100%" style:font-name="euclid circular a" fo:font-size="15pt" fo:letter-spacing="normal" fo:font-style="normal" fo:font-weight="normal" style:font-size-asian="9pt" style:font-size-complex="9pt"/>
    </style:style>
    <style:style style:name="P3" style:family="paragraph" style:parent-style-name="Heading_20_3">
      <style:text-properties officeooo:paragraph-rsid="001ae08d"/>
    </style:style>
    <style:style style:name="P4" style:family="paragraph" style:parent-style-name="Text_20_body">
      <style:text-properties fo:font-variant="normal" fo:text-transform="none" fo:color="#25265e" loext:opacity="100%" style:font-name="euclid circular a" fo:font-size="9pt" fo:letter-spacing="normal" fo:font-style="normal" fo:font-weight="normal" style:font-size-asian="9pt" style:font-size-complex="9pt"/>
    </style:style>
    <style:style style:name="P5" style:family="paragraph" style:parent-style-name="Text_20_body">
      <style:text-properties officeooo:paragraph-rsid="001ae08d"/>
    </style:style>
    <style:style style:name="P6" style:family="paragraph" style:parent-style-name="Text_20_body">
      <style:text-properties fo:font-size="9pt" style:font-size-asian="9pt" style:font-size-complex="9pt"/>
    </style:style>
    <style:style style:name="T1" style:family="text">
      <style:text-properties fo:font-variant="normal" fo:text-transform="none" fo:color="#25265e" loext:opacity="100%" style:font-name="euclid circular a" fo:font-size="13.5pt" fo:letter-spacing="normal" fo:font-style="normal" fo:font-weight="normal"/>
    </style:style>
    <style:style style:name="T2" style:family="text">
      <style:text-properties fo:font-variant="normal" fo:text-transform="none" fo:color="#25265e" loext:opacity="100%" style:font-name="euclid circular a" fo:font-size="9pt" fo:letter-spacing="normal" fo:font-style="normal" fo:font-weight="normal" style:font-size-asian="9pt" style:font-size-complex="9pt"/>
    </style:style>
    <style:style style:name="T3" style:family="text">
      <style:text-properties fo:font-variant="normal" fo:text-transform="none" fo:color="#25265e" loext:opacity="100%" style:font-name="euclid circular a" fo:font-size="15pt" fo:letter-spacing="normal" fo:font-style="normal" fo:font-weight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01c1027"/>
    </style:style>
    <style:style style:name="T7" style:family="text">
      <style:text-properties officeooo:rsid="001c9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hat is varargs in Java?</text:h>
      <text:p text:style-name="Text_20_body"><text:span text:style-name="T1">example without using varargs:</text:span></text:p>
      <text:p text:style-name="P4">public class Main{</text:p>
      <text:p text:style-name="P4"><text:s text:c="4"/>public int sumNumber(int x, int y){</text:p>
      <text:p text:style-name="P4"><text:s text:c="8"/>return x+y;</text:p>
      <text:p text:style-name="P4"><text:s text:c="4"/>}</text:p>
      <text:p text:style-name="P4"><text:s text:c="4"/>public int sumNumber(int x, int y, int z){</text:p>
      <text:p text:style-name="P4"><text:s text:c="8"/>return x-y-z;</text:p>
      <text:p text:style-name="P4"><text:s text:c="4"/>}</text:p>
      <text:p text:style-name="P4"><text:s text:c="4"/>public static void main(String[]args){</text:p>
      <text:p text:style-name="P4"><text:s text:c="8"/>Main Obj = new Main ();</text:p>
      <text:p text:style-name="P4"><text:s text:c="8"/>System.out.println(Obj.sumNumber(4,5));</text:p>
      <text:p text:style-name="P4"><text:s text:c="8"/>System.out.println(Obj.sumNumber(4,5,9));</text:p>
      <text:p text:style-name="P4"><text:s text:c="4"/>}</text:p>
      <text:p text:style-name="P5"><text:span text:style-name="T2">}</text:span></text:p>
      <text:h text:style-name="P3" text:outline-level="3"><text:span text:style-name="T3">Example: Working of varargs</text:span><text:line-break/><text:span text:style-name="T5">public class Main{</text:span></text:h>
      <text:p text:style-name="P6"><text:s text:c="4"/>public int sumNumber(int ... args){</text:p>
      <text:p text:style-name="P6"><text:s text:c="8"/>System.out.println("Argument length:" +args.length);</text:p>
      <text:p text:style-name="P6"><text:s text:c="8"/>int sum = 0;</text:p>
      <text:p text:style-name="P6"><text:s text:c="8"/>for(int x: args){</text:p>
      <text:p text:style-name="P6"><text:s text:c="12"/>sum += x;</text:p>
      <text:p text:style-name="P6"><text:s text:c="8"/>}</text:p>
      <text:p text:style-name="P6"><text:s text:c="8"/>return sum;</text:p>
      <text:p text:style-name="P6"><text:s text:c="4"/>}</text:p>
      <text:p text:style-name="P6"><text:s text:c="4"/>public static void main(String[]args){</text:p>
      <text:p text:style-name="P6"><text:s text:c="8"/>Main Obj = new Main ();</text:p>
      <text:p text:style-name="P6"><text:s text:c="8"/>int sum<text:span text:style-name="T7">1</text:span> = Obj.sumNumber(5, 0, 1, 7);</text:p>
      <text:p text:style-name="P6"><text:s text:c="8"/>System.out.println("sum1 = " + sum1);</text:p>
      <text:p text:style-name="P6"/>
      <text:p text:style-name="P6"><text:s text:c="8"/>int sum<text:span text:style-name="T7">2</text:span> = Obj.sumNumber(8, 6, 3, 77, 21);</text:p>
      <text:p text:style-name="P6"><text:s text:c="8"/>System.out.println("sum2 = " + sum2);</text:p>
      <text:p text:style-name="P6"/>
      <text:p text:style-name="P6"><text:s text:c="8"/>int sum<text:span text:style-name="T7">3</text:span> = Obj.sumNumber(4, 6, 2, 1, 6, 8);</text:p>
      <text:p text:style-name="P6"><text:s text:c="8"/>System.out.println("sum3 = " + sum3);</text:p>
      <text:p text:style-name="P6"><text:s text:c="4"/>}</text:p>
      <text:p text:style-name="P6">}</text:p>
      <text:h text:style-name="P2" text:outline-level="3"><text:soft-page-break/>Example: format() Method</text:h>
      <text:p text:style-name="P6">public class Main{</text:p>
      <text:p text:style-name="P6"><text:s text:c="4"/>public static void main(String[]args){</text:p>
      <text:p text:style-name="P6"><text:s text:c="8"/>String siteName ="GetPRO";</text:p>
      <text:p text:style-name="P6"><text:s text:c="8"/>int empcount = 9;</text:p>
      <text:p text:style-name="P6"><text:s text:c="8"/>String type = "Website";</text:p>
      <text:p text:style-name="P6"><text:s text:c="8"/>System.out.println(String.format("Site Name : %s, Emp Count: %d Type: %s",siteName, empCount, type));</text:p>
      <text:p text:style-name="P6"><text:s text:c="4"/>}</text:p>
      <text:p text:style-name="P6"><text:s text:c="3"/>}</text:p>
      <text:p text:style-name="P6"/>
      <text:p text:style-name="P6">class VarargOverload {</text:p>
      <text:p text:style-name="P6"/>
      <text:p text:style-name="P6"><text:s text:c="4"/>private void test(int ... args){</text:p>
      <text:p text:style-name="P6"><text:s text:c="8"/>int sum = 0;</text:p>
      <text:p text:style-name="P6"><text:s text:c="8"/>for (int i: args) {</text:p>
      <text:p text:style-name="P6"><text:s text:c="12"/>sum += i;</text:p>
      <text:p text:style-name="P6"><text:s text:c="8"/>}</text:p>
      <text:p text:style-name="P6"><text:s text:c="8"/>System.out.println("sum = " + sum);</text:p>
      <text:p text:style-name="P6"><text:s text:c="4"/>}</text:p>
      <text:p text:style-name="P6"/>
      <text:p text:style-name="P6"><text:s text:c="4"/>private void test(boolean p, String ... args){</text:p>
      <text:p text:style-name="P6"><text:s text:c="8"/>boolean negate = !p;</text:p>
      <text:p text:style-name="P6"><text:s text:c="8"/>System.out.println("negate = " + negate);</text:p>
      <text:p text:style-name="P6"><text:s text:c="8"/>System.out.println("args.length = "+ args.length);</text:p>
      <text:p text:style-name="P6"><text:s text:c="4"/>}</text:p>
      <text:p text:style-name="P6"/>
      <text:p text:style-name="P6"><text:s text:c="4"/>public static void main( String[] args ) {</text:p>
      <text:p text:style-name="P6"><text:s text:c="8"/>VarargOverload obj = new VarargOverload();</text:p>
      <text:p text:style-name="P6"><text:s text:c="8"/>obj.test(1, 2, 3);</text:p>
      <text:p text:style-name="P6"><text:s text:c="8"/>obj.test(true, "hello", "world");</text:p>
      <text:p text:style-name="P6"><text:s text:c="4"/>}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euclid circular a" svg:font-family="'euclid circular a', Arial, 'Source Sans Pro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0:38:20.038358257</meta:creation-date>
    <meta:generator>LibreOffice/7.3.7.2$Linux_X86_64 LibreOffice_project/30$Build-2</meta:generator>
    <dc:date>2022-11-25T13:00:47.402416086</dc:date>
    <meta:editing-duration>PT32M40S</meta:editing-duration>
    <meta:editing-cycles>5</meta:editing-cycles>
    <meta:document-statistic meta:table-count="0" meta:image-count="0" meta:object-count="0" meta:page-count="2" meta:paragraph-count="62" meta:word-count="229" meta:character-count="1821" meta:non-whitespace-character-count="1307"/>
  </office:meta>
</office:document-meta>
</file>